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5.854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verifyNotifications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8" office:value-type="string">
            <text:p>1234567895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1" office:value-type="date" office:date-value="2017-07-04">
            <text:p>04 July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89"/>
        </table:table-row>
        <table:table-row table:style-name="ro3">
          <table:table-cell table:number-columns-repeated="11"/>
          <table:table-cell table:style-name="ce15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8/09/2017</text:date>, <text:time>14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8T14:51:01</dc:date>
    <meta:creation-date>2014-12-16T16:26:20Z</meta:creation-date>
    <meta:editing-cycles>89</meta:editing-cycles>
    <meta:editing-duration>P1DT12H20M19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